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italic" fo:font-weight="normal" style:font-size-asian="12pt" style:font-style-asian="italic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>
        <style:tab-stops>
          <style:tab-stop style:position="9.252cm"/>
        </style:tab-stops>
      </style:paragraph-properties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ext_20_body">
      <style:paragraph-properties fo:text-align="justify" style:justify-single-word="false">
        <style:tab-stops>
          <style:tab-stop style:position="9.502cm"/>
        </style:tab-stops>
      </style:paragraph-properties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ext_20_body">
      <style:paragraph-properties fo:text-align="justify" style:justify-single-word="false"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18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span text:style-name="T4"> </text:span></text:p>
      <text:p text:style-name="P4"/>
      <text:p text:style-name="P4"/>
      <text:p text:style-name="P4"><text:tab/><text:tab/><text:tab/><text:tab/> <text:s text:c="5"/></text:p>
      <text:p text:style-name="P4"/>
      <text:p text:style-name="P4"/>
      <text:p text:style-name="P15"><text:tab/><text:tab/><text:tab/>xxLaVillexx, le xxDatedujourxx</text:p>
      <text:p text:style-name="P16"><text:tab/><text:tab/><text:tab/>xxGenrexx xxNomxx xxPrenomxx</text:p>
      <text:p text:style-name="P16"><text:tab/><text:tab/><text:tab/>xxADR1xxx</text:p>
      <text:p text:style-name="P16"><text:tab/><text:tab/><text:tab/>xxADR2xx</text:p>
      <text:p text:style-name="P18">xxMSPAdressexx <text:s text:c="86"/><text:span text:style-name="T6">xxCodepostalxx xxVillexx</text:span></text:p>
      <text:p text:style-name="P17"/>
      <text:p text:style-name="P17">xxMSPxx</text:p>
      <text:p text:style-name="P17">xxMSP1xx</text:p>
      <text:p text:style-name="P13">Tél : xxMSP_Telephonexx<text:tab/><text:tab/><text:tab/></text:p>
      <text:p text:style-name="P5"/>
      <text:p text:style-name="P14">Réf. Dos. : xxMatriculexx</text:p>
      <text:p text:style-name="P3"><text:span text:style-name="T5">OBJET</text:span> :<text:span text:style-name="T1"> Maintien de votre orientation SOCIALE avec changement de référent du Conseil Général <text:s/>vers l'Organisme Agréé.</text:span></text:p>
      <text:p text:style-name="P1"/>
      <text:p text:style-name="P1"><text:tab/><text:span text:style-name="T4">Madame, Monsieur,</text:span></text:p>
      <text:p text:style-name="P10"/>
      <text:p text:style-name="P10"><text:tab/>Dans le cadre du dispositif rSa, votre conseiller d'insertion ou assistant social, a été nommé(e) en tant que Référent pour assurer le suivi de votre parcours d'insertion.</text:p>
      <text:p text:style-name="P10"/>
      <text:p text:style-name="P10"><text:tab/>Compte tenu de l'évolution de votre situation et de votre parcours d'insertion, un changement de référent est mis en œuvre.</text:p>
      <text:p text:style-name="P10"/>
      <text:p text:style-name="P10"><text:tab/>Je vous informe donc que l'organisme agréé …...................., sera désormais chargé de votre accompagnement dans le cadre du rSa.</text:p>
      <text:p text:style-name="P10"/>
      <text:p text:style-name="P10"><text:tab/><text:span text:style-name="T1">Vous recevrez prochainement une convocation de sa part </text:span>et, en référence à la loi sur le Revenu de Solidarité Active, vous devrez vous présenter et répondre aux convocations qui vous seront fixées. A défaut, cela pourra entraîner la suspension du versement de votre rSa.</text:p>
      <text:p text:style-name="P11"/>
      <text:p text:style-name="P10"><text:span text:style-name="T1"><text:tab/></text:span><text:span text:style-name="T2">Veuillez</text:span><text:span text:style-name="T1"> </text:span><text:span text:style-name="T2">agréer, Madame, Monsieur, l'expression de mes salutations distinguées.</text:span><text:span text:style-name="T1"> <text:s text:c="17"/></text:span></text:p>
      <text:p text:style-name="P11"><text:s text:c="2"/></text:p>
      <text:p text:style-name="P7"/>
      <text:p text:style-name="P7"/>
      <text:p text:style-name="P6"><text:tab/><text:tab/><text:tab/> <text:s text:c="14"/><text:tab/><text:tab/><text:tab/><text:tab/><text:span text:style-name="T3"> Le Coordonnateur Technique,</text:span></text:p>
      <text:p text:style-name="P12"/>
      <text:p text:style-name="P12"/>
      <text:p text:style-name="P12"><text:tab/><text:tab/><text:tab/><text:tab/><text:tab/><text:tab/><text:tab/>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lie BROTONS</meta:initial-creator>
    <meta:creation-date>2010-08-24T16:30:07.29</meta:creation-date>
    <dc:date>2012-05-30T14:36:41.74</dc:date>
    <meta:editing-duration>PT05H33M22S</meta:editing-duration>
    <meta:editing-cycles>53</meta:editing-cycles>
    <meta:generator>LibreOffice/3.4$Unix LibreOffice_project/340m1$Build-502</meta:generator>
    <meta:print-date>2012-04-12T13:45:46.67</meta:print-date>
    <dc:creator>Régine BOULOC</dc:creator>
    <meta:printed-by>Régine BOULOC</meta:printed-by>
    <meta:document-statistic meta:table-count="0" meta:image-count="0" meta:object-count="0" meta:page-count="1" meta:paragraph-count="21" meta:word-count="161" meta:character-count="1286" meta:non-whitespace-character-count="968"/>
  </office:meta>
</office:document-meta>
</file>